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2"/>
    <style:style style:name="ce3" style:family="table-cell" style:parent-style-name="Default" style:data-style-name="N37"/>
    <style:style style:name="ce4" style:family="table-cell" style:parent-style-name="Default" style:data-style-name="N2"/>
    <style:style style:name="ce5" style:family="table-cell" style:parent-style-name="Default" style:data-style-name="N2">
      <style:table-cell-properties fo:background-color="transparent"/>
    </style:style>
    <style:style style:name="ce6" style:family="table-cell" style:parent-style-name="Default" style:data-style-name="N2">
      <style:table-cell-properties fo:border-top="none" fo:border-bottom="thin solid #000000" fo:border-left="none" fo:border-right="none" fo:background-color="transparent"/>
    </style:style>
    <style:style style:name="ce7" style:family="table-cell" style:parent-style-name="Default" style:data-style-name="N0">
      <style:table-cell-properties fo:border-top="none" fo:border-bottom="none" fo:border-left="thin solid #000000" fo:border-right="thin solid #000000"/>
    </style:style>
    <style:style style:name="ce8" style:family="table-cell" style:parent-style-name="Default" style:data-style-name="N0">
      <style:table-cell-properties fo:border-top="none" fo:border-bottom="none" fo:border-left="thin solid #000000" fo:border-right="thin solid #000000" fo:background-color="transparent"/>
    </style:style>
    <style:style style:name="ce9" style:family="table-cell" style:parent-style-name="Default" style:data-style-name="N0">
      <style:table-cell-properties fo:border-top="none" fo:border-bottom="thin solid #000000" fo:border-left="thin solid #000000" fo:border-right="thin solid #000000" fo:background-color="transparent"/>
    </style:style>
    <style:style style:name="ce10" style:family="table-cell" style:parent-style-name="Default" style:data-style-name="N2">
      <style:table-cell-properties fo:border-top="none" fo:border-bottom="none" fo:border-left="thin solid #000000" fo:border-right="none"/>
    </style:style>
    <style:style style:name="ce11" style:family="table-cell" style:parent-style-name="Default" style:data-style-name="N2">
      <style:table-cell-properties fo:border-top="none" fo:border-bottom="none" fo:border-left="none" fo:border-right="thin solid #000000"/>
    </style:style>
    <style:style style:name="ce12" style:family="table-cell" style:parent-style-name="Default" style:data-style-name="N2">
      <style:table-cell-properties fo:border-top="none" fo:border-bottom="none" fo:border-left="thin solid #000000" fo:border-right="none" fo:background-color="transparent"/>
    </style:style>
    <style:style style:name="ce13" style:family="table-cell" style:parent-style-name="Default" style:data-style-name="N2">
      <style:table-cell-properties fo:border-top="none" fo:border-bottom="none" fo:border-left="none" fo:border-right="thin solid #000000" fo:background-color="transparent"/>
    </style:style>
    <style:style style:name="ce14" style:family="table-cell" style:parent-style-name="Default" style:data-style-name="N2">
      <style:table-cell-properties fo:border-top="none" fo:border-bottom="thin solid #000000" fo:border-left="thin solid #000000" fo:border-right="none" fo:background-color="transparent"/>
    </style:style>
    <style:style style:name="ce15" style:family="table-cell" style:parent-style-name="Default" style:data-style-name="N2">
      <style:table-cell-properties fo:border-top="none" fo:border-bottom="thin solid #000000" fo:border-left="none" fo:border-right="thin solid #000000" fo:background-color="transparent"/>
    </style:style>
    <style:style style:name="ce16"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style>
    <style:style style:name="ce1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18"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2">
      <style:table-cell-properties fo:border-top="thin solid #000000" fo:border-bottom="thin solid #000000" fo:border-left="thin solid #000000" fo:border-right="none"/>
    </style:style>
    <style:style style:name="ce21" style:family="table-cell" style:parent-style-name="Default" style:data-style-name="N2">
      <style:table-cell-properties fo:border-top="thin solid #000000" fo:border-bottom="thin solid #000000" fo:border-left="none" fo:border-right="none"/>
    </style:style>
    <style:style style:name="ce22" style:family="table-cell" style:parent-style-name="Default" style:data-style-name="N2">
      <style:table-cell-properties fo:border-top="thin solid #000000" fo:border-bottom="thin solid #000000" fo:border-left="none" fo:border-right="thin solid #000000"/>
    </style:style>
    <style:style style:name="ce23" style:family="table-cell" style:parent-style-name="Default" style:data-style-name="N0">
      <style:table-cell-properties fo:border-top="thin solid #000000" fo:border-bottom="thin solid #000000" fo:border-left="none" fo:border-right="none" style:vertical-align="middle" fo:wrap-option="wrap" fo:background-color="#C7DBF1" style:repeat-content="false"/>
      <style:paragraph-properties fo:text-align="center"/>
    </style:style>
    <style:style style:name="ce24" style:family="table-cell" style:parent-style-name="Default" style:data-style-name="N0">
      <style:table-cell-properties fo:border-top="thin solid #000000" fo:border-bottom="thin solid #000000" fo:border-left="none" fo:border-right="thin solid #000000" style:vertical-align="middle" fo:wrap-option="wrap" fo:background-color="#C7DBF1" style:repeat-content="false"/>
      <style:paragraph-properties fo:text-align="center"/>
    </style:style>
    <style:style style:name="ce25" style:family="table-cell" style:parent-style-name="Percent" style:data-style-name="N36">
      <style:table-cell-properties fo:border-top="thin solid #000000" fo:border-bottom="thin solid #000000" fo:border-left="none" fo:border-right="none" fo:background-color="#C7DBF1"/>
      <style:text-properties fo:color="#000000" style:font-name="Arial" style:font-name-asian="Arial" style:font-name-complex="Arial" fo:font-size="10pt" style:font-size-asian="10pt" style:font-size-complex="10pt"/>
    </style:style>
    <style:style style:name="ce26" style:family="table-cell" style:parent-style-name="Percent" style:data-style-name="N36">
      <style:table-cell-properties fo:border-top="thin solid #000000" fo:border-bottom="thin solid #000000" fo:border-left="none" fo:border-right="thin solid #000000" fo:background-color="#C7DBF1"/>
      <style:text-properties fo:color="#000000" style:font-name="Arial" style:font-name-asian="Arial" style:font-name-complex="Arial" fo:font-size="10pt" style:font-size-asian="10pt" style:font-size-complex="10pt"/>
    </style:style>
    <style:style style:name="ce27" style:family="table-cell" style:parent-style-name="Percent" style:data-style-name="N36">
      <style:table-cell-properties fo:background-color="#C7DBF1"/>
      <style:text-properties fo:color="#000000" style:font-name="Arial" style:font-name-asian="Arial" style:font-name-complex="Arial" fo:font-size="10pt" style:font-size-asian="10pt" style:font-size-complex="10pt"/>
    </style:style>
    <style:style style:name="ce28" style:family="table-cell" style:parent-style-name="Percent" style:data-style-name="N36">
      <style:table-cell-properties fo:border-top="none" fo:border-bottom="none" fo:border-left="none" fo:border-right="thin solid #000000" fo:background-color="#C7DBF1"/>
      <style:text-properties fo:color="#000000" style:font-name="Arial" style:font-name-asian="Arial" style:font-name-complex="Arial" fo:font-size="10pt" style:font-size-asian="10pt" style:font-size-complex="10pt"/>
    </style:style>
    <style:style style:name="ce29" style:family="table-cell" style:parent-style-name="Percent" style:data-style-name="N36">
      <style:table-cell-properties fo:border-top="none" fo:border-bottom="thin solid #000000" fo:border-left="none" fo:border-right="none" fo:background-color="#C7DBF1"/>
      <style:text-properties fo:color="#000000" style:font-name="Arial" style:font-name-asian="Arial" style:font-name-complex="Arial" fo:font-size="10pt" style:font-size-asian="10pt" style:font-size-complex="10pt"/>
    </style:style>
    <style:style style:name="ce30" style:family="table-cell" style:parent-style-name="Percent" style:data-style-name="N36">
      <style:table-cell-properties fo:border-top="none" fo:border-bottom="thin solid #000000" fo:border-left="none" fo:border-right="thin solid #000000" fo:background-color="#C7DBF1"/>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op="thin solid #000000" fo:border-bottom="thin solid #000000" fo:border-left="thin solid #000000" fo:border-right="none" style:vertical-align="middle" fo:wrap-option="wrap" fo:background-color="#B8DFC7" style:repeat-content="false"/>
      <style:paragraph-properties fo:text-align="center"/>
    </style:style>
    <style:style style:name="ce32" style:family="table-cell" style:parent-style-name="Default" style:data-style-name="N0">
      <style:table-cell-properties fo:border-top="thin solid #000000" fo:border-bottom="thin solid #000000" fo:border-left="none" fo:border-right="none" style:vertical-align="middle" fo:wrap-option="wrap" fo:background-color="#B8DFC7" style:repeat-content="false"/>
      <style:paragraph-properties fo:text-align="center"/>
    </style:style>
    <style:style style:name="ce33" style:family="table-cell" style:parent-style-name="Default" style:data-style-name="N0">
      <style:table-cell-properties fo:border-top="thin solid #000000" fo:border-bottom="thin solid #000000" fo:border-left="none" fo:border-right="thin solid #000000" style:vertical-align="middle" fo:wrap-option="wrap" fo:background-color="#B8DFC7" style:repeat-content="false"/>
      <style:paragraph-properties fo:text-align="center"/>
    </style:style>
    <style:style style:name="ce34" style:family="table-cell" style:parent-style-name="Default" style:data-style-name="N2">
      <style:table-cell-properties fo:border-top="thin solid #000000" fo:border-bottom="thin solid #000000" fo:border-left="thin solid #000000" fo:border-right="none" fo:background-color="#B8DFC7"/>
    </style:style>
    <style:style style:name="ce35" style:family="table-cell" style:parent-style-name="Default" style:data-style-name="N2">
      <style:table-cell-properties fo:border-top="thin solid #000000" fo:border-bottom="thin solid #000000" fo:border-left="none" fo:border-right="none" fo:background-color="#B8DFC7"/>
    </style:style>
    <style:style style:name="ce36" style:family="table-cell" style:parent-style-name="Default" style:data-style-name="N2">
      <style:table-cell-properties fo:border-top="thin solid #000000" fo:border-bottom="thin solid #000000" fo:border-left="none" fo:border-right="thin solid #000000" fo:background-color="#B8DFC7"/>
    </style:style>
    <style:style style:name="ce37" style:family="table-cell" style:parent-style-name="Default" style:data-style-name="N0">
      <style:table-cell-properties fo:border-top="thin solid #000000" fo:border-bottom="thin solid #000000" fo:border-left="thin solid #000000" fo:border-right="none" fo:background-color="#B8DFC7"/>
    </style:style>
    <style:style style:name="ce38" style:family="table-cell" style:parent-style-name="Default" style:data-style-name="N0">
      <style:table-cell-properties fo:border-top="thin solid #000000" fo:border-bottom="thin solid #000000" fo:border-left="none" fo:border-right="none" fo:background-color="#B8DFC7"/>
    </style:style>
    <style:style style:name="ce39" style:family="table-cell" style:parent-style-name="Default" style:data-style-name="N0">
      <style:table-cell-properties fo:border-top="thin solid #000000" fo:border-bottom="thin solid #000000" fo:border-left="none" fo:border-right="thin solid #000000" fo:background-color="#B8DFC7"/>
    </style:style>
    <style:style style:name="ce40" style:family="table-cell" style:parent-style-name="Default" style:data-style-name="N2">
      <style:table-cell-properties fo:border-top="none" fo:border-bottom="none" fo:border-left="thin solid #000000" fo:border-right="none" fo:background-color="#B8DFC7"/>
    </style:style>
    <style:style style:name="ce41" style:family="table-cell" style:parent-style-name="Default" style:data-style-name="N2">
      <style:table-cell-properties fo:background-color="#B8DFC7"/>
    </style:style>
    <style:style style:name="ce42" style:family="table-cell" style:parent-style-name="Default" style:data-style-name="N2">
      <style:table-cell-properties fo:border-top="none" fo:border-bottom="none" fo:border-left="none" fo:border-right="thin solid #000000" fo:background-color="#B8DFC7"/>
    </style:style>
    <style:style style:name="ce43" style:family="table-cell" style:parent-style-name="Default" style:data-style-name="N0">
      <style:table-cell-properties fo:border-top="none" fo:border-bottom="none" fo:border-left="thin solid #000000" fo:border-right="none" fo:background-color="#B8DFC7"/>
    </style:style>
    <style:style style:name="ce44" style:family="table-cell" style:parent-style-name="Default" style:data-style-name="N0">
      <style:table-cell-properties fo:background-color="#B8DFC7"/>
    </style:style>
    <style:style style:name="ce45" style:family="table-cell" style:parent-style-name="Default" style:data-style-name="N0">
      <style:table-cell-properties fo:border-top="none" fo:border-bottom="none" fo:border-left="none" fo:border-right="thin solid #000000" fo:background-color="#B8DFC7"/>
    </style:style>
    <style:style style:name="ce46" style:family="table-cell" style:parent-style-name="Default" style:data-style-name="N2">
      <style:table-cell-properties fo:border-top="none" fo:border-bottom="thin solid #000000" fo:border-left="thin solid #000000" fo:border-right="none" fo:background-color="#B8DFC7"/>
    </style:style>
    <style:style style:name="ce47" style:family="table-cell" style:parent-style-name="Default" style:data-style-name="N2">
      <style:table-cell-properties fo:border-top="none" fo:border-bottom="thin solid #000000" fo:border-left="none" fo:border-right="none" fo:background-color="#B8DFC7"/>
    </style:style>
    <style:style style:name="ce48" style:family="table-cell" style:parent-style-name="Default" style:data-style-name="N2">
      <style:table-cell-properties fo:border-top="none" fo:border-bottom="thin solid #000000" fo:border-left="none" fo:border-right="thin solid #000000" fo:background-color="#B8DFC7"/>
    </style:style>
    <style:style style:name="ce49" style:family="table-cell" style:parent-style-name="Default" style:data-style-name="N0">
      <style:table-cell-properties fo:border-top="none" fo:border-bottom="thin solid #000000" fo:border-left="thin solid #000000" fo:border-right="none" fo:background-color="#B8DFC7"/>
    </style:style>
    <style:style style:name="ce50" style:family="table-cell" style:parent-style-name="Default" style:data-style-name="N0">
      <style:table-cell-properties fo:border-top="none" fo:border-bottom="thin solid #000000" fo:border-left="none" fo:border-right="none" fo:background-color="#B8DFC7"/>
    </style:style>
    <style:style style:name="ce51" style:family="table-cell" style:parent-style-name="Default" style:data-style-name="N0">
      <style:table-cell-properties fo:border-top="none" fo:border-bottom="thin solid #000000" fo:border-left="none" fo:border-right="thin solid #000000" fo:background-color="#B8DFC7"/>
    </style:style>
    <style:style style:name="ce52"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style>
    <style:style style:name="ce53"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style>
    <style:style style:name="ce54"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style>
    <style:style style:name="ce55"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style>
    <style:style style:name="ce56"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57"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center"/>
    </style:style>
    <style:style style:name="ce58" style:family="table-cell" style:parent-style-name="Default" style:data-style-name="N0">
      <style:table-cell-properties fo:border="thin solid #000000" style:vertical-align="automatic" style:repeat-content="false"/>
      <style:paragraph-properties fo:text-align="center"/>
    </style:style>
    <style:style style:name="ce59" style:family="table-cell" style:parent-style-name="Default" style:data-style-name="N0">
      <style:table-cell-properties fo:border="thin solid #000000" style:vertical-align="automatic" fo:background-color="transparent" style:repeat-content="false"/>
      <style:paragraph-properties fo:text-align="center"/>
    </style:style>
    <style:style style:name="co1" style:family="table-column">
      <style:table-column-properties fo:break-before="auto" style:column-width="3.81cm"/>
    </style:style>
    <style:style style:name="co2" style:family="table-column">
      <style:table-column-properties fo:break-before="auto" style:column-width="3.06916666666667cm"/>
    </style:style>
    <style:style style:name="co3" style:family="table-column">
      <style:table-column-properties fo:break-before="auto" style:column-width="3.175cm"/>
    </style:style>
    <style:style style:name="co4" style:family="table-column">
      <style:table-column-properties fo:break-before="auto" style:column-width="2.75166666666667cm"/>
    </style:style>
    <style:style style:name="co5" style:family="table-column">
      <style:table-column-properties fo:break-before="auto" style:column-width="2.778125cm"/>
    </style:style>
    <style:style style:name="co6" style:family="table-column">
      <style:table-column-properties fo:break-before="auto" style:column-width="3.889375cm"/>
    </style:style>
    <style:style style:name="co7" style:family="table-column">
      <style:table-column-properties fo:break-before="auto" style:column-width="3.46604166666667cm"/>
    </style:style>
    <style:style style:name="co8" style:family="table-column">
      <style:table-column-properties fo:break-before="auto" style:column-width="1.69333333333333cm"/>
    </style:style>
    <style:style style:name="co9" style:family="table-column">
      <style:table-column-properties fo:break-before="auto" style:column-width="2.48708333333333cm" style:use-optimal-column-width="true"/>
    </style:style>
    <style:style style:name="ro1" style:family="table-row">
      <style:table-row-properties style:row-height="12.75pt" style:use-optimal-row-height="true" fo:break-before="auto"/>
    </style:style>
    <style:style style:name="ro2" style:family="table-row">
      <style:table-row-properties style:row-height="3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15-16_net_ODA_&amp;_refugee_costs" table:style-name="ta1">
        <table:table-column table:style-name="co1" table:default-cell-style-name="ce1"/>
        <table:table-column table:style-name="co2" table:number-columns-repeated="6"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number-columns-repeated="5" table:default-cell-style-name="ce1"/>
        <table:table-column table:style-name="co9" table:number-columns-repeated="3" table:default-cell-style-name="ce1"/>
        <table:table-column table:style-name="co8" table:number-columns-repeated="16363" table:default-cell-style-name="ce1"/>
        <table:table-row table:style-name="ro1">
          <table:table-cell office:value-type="string" table:style-name="ce1">
            <text:p>Title:</text:p>
          </table:table-cell>
          <table:table-cell office:value-type="string" table:style-name="ce1">
            <text:p>Net ODA by DAC donor 2015 and 2016 with breakdowns on refugee hosting costs and ODA net of refugee hosting costs</text:p>
          </table:table-cell>
          <table:table-cell table:number-columns-repeated="16382" table:style-name="ce1"/>
        </table:table-row>
        <table:table-row table:style-name="ro1">
          <table:table-cell office:value-type="string" table:style-name="ce1">
            <text:p>Source:</text:p>
          </table:table-cell>
          <table:table-cell office:value-type="string" table:style-name="ce1">
            <text:p>OECD DAC: DAC1, accessed 11 April 2017</text:p>
          </table:table-cell>
          <table:table-cell table:number-columns-repeated="16382" table:style-name="ce1"/>
        </table:table-row>
        <table:table-row table:style-name="ro1">
          <table:table-cell office:value-type="string" table:style-name="ce1">
            <text:p>Notes:</text:p>
          </table:table-cell>
          <table:table-cell office:value-type="string" table:style-name="ce1">
            <text:p>Data shows ODA from Development Assistance Committee (DAC) members. Figures shown are provided in current and constant 2015 prices. Data is converted into constant 2015 prices through the application of OECD DAC US$ deflators. The deflators are used to account for inflation and exchange rate variations (between national currency and US dollar). For more information see: http://www.oecd.org/dac/stats/informationnoteonthedacdeflators.htm</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number-columns-spanned="3" table:number-rows-spanned="1" table:style-name="ce58">
            <text:p>2016 (US$ millions, current prices)</text:p>
          </table:table-cell>
          <table:covered-table-cell table:number-columns-repeated="2"/>
          <table:table-cell office:value-type="string" table:number-columns-spanned="3" table:number-rows-spanned="1" table:style-name="ce59">
            <text:p>2016 (US$ millions, constant 2015 prices)</text:p>
          </table:table-cell>
          <table:covered-table-cell table:number-columns-repeated="2"/>
          <table:table-cell office:value-type="string" table:number-columns-spanned="3" table:number-rows-spanned="1" table:style-name="ce59">
            <text:p>2015 (US$ millions, constant 2015 prices)</text:p>
          </table:table-cell>
          <table:covered-table-cell table:number-columns-repeated="2"/>
          <table:table-cell office:value-type="string" table:number-columns-spanned="3" table:number-rows-spanned="1" table:style-name="ce59">
            <text:p>2015-2016 % change (based on data in constant 2015 prices)</text:p>
          </table:table-cell>
          <table:covered-table-cell table:number-columns-repeated="2"/>
          <table:table-cell table:number-columns-repeated="16371" table:style-name="ce1"/>
        </table:table-row>
        <table:table-row table:style-name="ro2">
          <table:table-cell office:value-type="string" table:style-name="ce16">
            <text:p>Donor</text:p>
          </table:table-cell>
          <table:table-cell office:value-type="string" table:style-name="ce16">
            <text:p>Total net ODA</text:p>
          </table:table-cell>
          <table:table-cell office:value-type="string" table:style-name="ce17">
            <text:p>Refugee costs</text:p>
          </table:table-cell>
          <table:table-cell office:value-type="string" table:style-name="ce18">
            <text:p>Net ODA excluding Refugee costs</text:p>
          </table:table-cell>
          <table:table-cell office:value-type="string" table:style-name="ce31">
            <text:p>Total net ODA</text:p>
          </table:table-cell>
          <table:table-cell office:value-type="string" table:style-name="ce32">
            <text:p>Refugee costs</text:p>
          </table:table-cell>
          <table:table-cell office:value-type="string" table:style-name="ce33">
            <text:p>Net ODA excluding Refugee costs</text:p>
          </table:table-cell>
          <table:table-cell office:value-type="string" table:style-name="ce31">
            <text:p>Total net ODA</text:p>
          </table:table-cell>
          <table:table-cell office:value-type="string" table:style-name="ce32">
            <text:p>Refugee costs</text:p>
          </table:table-cell>
          <table:table-cell office:value-type="string" table:style-name="ce33">
            <text:p>Net ODA excluding Refugee costs</text:p>
          </table:table-cell>
          <table:table-cell office:value-type="string" table:style-name="ce23">
            <text:p>Total net ODA</text:p>
          </table:table-cell>
          <table:table-cell office:value-type="string" table:style-name="ce23">
            <text:p>Refugee costs</text:p>
          </table:table-cell>
          <table:table-cell office:value-type="string" table:style-name="ce24">
            <text:p>Net ODA excluding Refugee costs</text:p>
          </table:table-cell>
          <table:table-cell table:number-columns-repeated="16371" table:style-name="ce1"/>
        </table:table-row>
        <table:table-row table:style-name="ro1">
          <table:table-cell office:value-type="string" table:style-name="ce19">
            <text:p>DAC Countries, Total</text:p>
          </table:table-cell>
          <table:table-cell office:value-type="float" office:value="142619.36000000002" table:style-name="ce20">
            <text:p>142619.36</text:p>
          </table:table-cell>
          <table:table-cell office:value-type="float" office:value="15406.96" table:style-name="ce21">
            <text:p>15406.96</text:p>
          </table:table-cell>
          <table:table-cell office:value-type="float" office:value="127212.40000000002" table:style-name="ce22">
            <text:p>127212.40</text:p>
          </table:table-cell>
          <table:table-cell office:value-type="float" office:value="143328.702399" table:style-name="ce34">
            <text:p>143328.70</text:p>
          </table:table-cell>
          <table:table-cell office:value-type="float" office:value="15435.781577999998" table:style-name="ce35">
            <text:p>15435.78</text:p>
          </table:table-cell>
          <table:table-cell office:value-type="float" office:value="127892.92082100001" table:style-name="ce36">
            <text:p>127892.92</text:p>
          </table:table-cell>
          <table:table-cell office:value-type="float" office:value="131555.31" table:style-name="ce37">
            <text:p>131555.31</text:p>
          </table:table-cell>
          <table:table-cell office:value-type="float" office:value="12109.52" table:style-name="ce38">
            <text:p>12109.52</text:p>
          </table:table-cell>
          <table:table-cell office:value-type="float" office:value="119445.79" table:style-name="ce39">
            <text:p>119445.79</text:p>
          </table:table-cell>
          <table:table-cell office:value-type="percentage" office:value="8.9493859267254283E-2" table:formula="of:=([.E7]/[.H7])-1" table:style-name="ce25">
            <text:p>8.9%</text:p>
          </table:table-cell>
          <table:table-cell office:value-type="percentage" office:value="0.27468153799655126" table:formula="of:=([.F7]/[.I7])-1" table:style-name="ce25">
            <text:p>27.5%</text:p>
          </table:table-cell>
          <table:table-cell office:value-type="percentage" office:value="7.0719368351115808E-2" table:formula="of:=([.G7]/[.J7])-1" table:style-name="ce26">
            <text:p>7.1%</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Australia</text:p>
          </table:table-cell>
          <table:table-cell office:value-type="float" office:value="3024.84" table:style-name="ce10">
            <text:p>3024.84</text:p>
          </table:table-cell>
          <table:table-cell office:value-type="float" office:value="0" table:style-name="ce4">
            <text:p>0.00</text:p>
          </table:table-cell>
          <table:table-cell office:value-type="float" office:value="3024.84" table:style-name="ce11">
            <text:p>3024.84</text:p>
          </table:table-cell>
          <table:table-cell office:value-type="float" office:value="3049.8156720000002" table:style-name="ce40">
            <text:p>3049.82</text:p>
          </table:table-cell>
          <table:table-cell office:value-type="float" office:value="0" table:style-name="ce41">
            <text:p>0.00</text:p>
          </table:table-cell>
          <table:table-cell office:value-type="float" office:value="3049.8156720000002" table:style-name="ce42">
            <text:p>3049.82</text:p>
          </table:table-cell>
          <table:table-cell office:value-type="float" office:value="3493.61" table:style-name="ce43">
            <text:p>3493.61</text:p>
          </table:table-cell>
          <table:table-cell office:value-type="float" office:value="0" table:style-name="ce44">
            <text:p>0</text:p>
          </table:table-cell>
          <table:table-cell office:value-type="float" office:value="3493.61" table:style-name="ce45">
            <text:p>3493.61</text:p>
          </table:table-cell>
          <table:table-cell office:value-type="percentage" office:value="-0.12703030046284502" table:formula="of:=([.E8]/[.H8])-1" table:style-name="ce27">
            <text:p>-12.7%</text:p>
          </table:table-cell>
          <table:table-cell office:value-type="percentage" office:value="0" table:style-name="ce27">
            <text:p>0.0%</text:p>
          </table:table-cell>
          <table:table-cell office:value-type="percentage" office:value="-0.12703030046284502" table:formula="of:=([.G8]/[.J8])-1" table:style-name="ce28">
            <text:p>-12.7%</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Austria</text:p>
          </table:table-cell>
          <table:table-cell office:value-type="float" office:value="1583.2" table:style-name="ce10">
            <text:p>1583.20</text:p>
          </table:table-cell>
          <table:table-cell office:value-type="float" office:value="596.15" table:style-name="ce4">
            <text:p>596.15</text:p>
          </table:table-cell>
          <table:table-cell office:value-type="float" office:value="987.05000000000007" table:style-name="ce11">
            <text:p>987.05</text:p>
          </table:table-cell>
          <table:table-cell office:value-type="float" office:value="1566.0718099999999" table:style-name="ce40">
            <text:p>1566.07</text:p>
          </table:table-cell>
          <table:table-cell office:value-type="float" office:value="589.700423" table:style-name="ce41">
            <text:p>589.70</text:p>
          </table:table-cell>
          <table:table-cell office:value-type="float" office:value="976.37138699999991" table:style-name="ce42">
            <text:p>976.37</text:p>
          </table:table-cell>
          <table:table-cell office:value-type="float" office:value="1323.51" table:style-name="ce43">
            <text:p>1323.51</text:p>
          </table:table-cell>
          <table:table-cell office:value-type="float" office:value="438.99" table:style-name="ce44">
            <text:p>438.99</text:p>
          </table:table-cell>
          <table:table-cell office:value-type="float" office:value="884.52" table:style-name="ce45">
            <text:p>884.52</text:p>
          </table:table-cell>
          <table:table-cell office:value-type="percentage" office:value="0.18327161109474055" table:formula="of:=([.E9]/[.H9])-1" table:style-name="ce27">
            <text:p>18.3%</text:p>
          </table:table-cell>
          <table:table-cell office:value-type="percentage" office:value="0.34331174514225826" table:formula="of:=([.F9]/[.I9])-1" table:style-name="ce27">
            <text:p>34.3%</text:p>
          </table:table-cell>
          <table:table-cell office:value-type="percentage" office:value="0.103843199701533" table:formula="of:=([.G9]/[.J9])-1" table:style-name="ce28">
            <text:p>10.4%</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Belgium</text:p>
          </table:table-cell>
          <table:table-cell office:value-type="float" office:value="2305.85" table:style-name="ce10">
            <text:p>2305.85</text:p>
          </table:table-cell>
          <table:table-cell office:value-type="float" office:value="386.38" table:style-name="ce4">
            <text:p>386.38</text:p>
          </table:table-cell>
          <table:table-cell office:value-type="float" office:value="1919.4699999999998" table:style-name="ce11">
            <text:p>1919.47</text:p>
          </table:table-cell>
          <table:table-cell office:value-type="float" office:value="2277.3948620000001" table:style-name="ce40">
            <text:p>2277.39</text:p>
          </table:table-cell>
          <table:table-cell office:value-type="float" office:value="381.61191200000002" table:style-name="ce41">
            <text:p>381.61</text:p>
          </table:table-cell>
          <table:table-cell office:value-type="float" office:value="1895.78295" table:style-name="ce42">
            <text:p>1895.78</text:p>
          </table:table-cell>
          <table:table-cell office:value-type="float" office:value="1904.19" table:style-name="ce43">
            <text:p>1904.19</text:p>
          </table:table-cell>
          <table:table-cell office:value-type="float" office:value="228.11" table:style-name="ce44">
            <text:p>228.11</text:p>
          </table:table-cell>
          <table:table-cell office:value-type="float" office:value="1676.08" table:style-name="ce45">
            <text:p>1676.08</text:p>
          </table:table-cell>
          <table:table-cell office:value-type="percentage" office:value="0.19599139896753992" table:formula="of:=([.E10]/[.H10])-1" table:style-name="ce27">
            <text:p>19.6%</text:p>
          </table:table-cell>
          <table:table-cell office:value-type="percentage" office:value="0.67292934110736047" table:formula="of:=([.F10]/[.I10])-1" table:style-name="ce27">
            <text:p>67.3%</text:p>
          </table:table-cell>
          <table:table-cell office:value-type="percentage" office:value="0.13108142212782203" table:formula="of:=([.G10]/[.J10])-1" table:style-name="ce28">
            <text:p>13.1%</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Canada</text:p>
          </table:table-cell>
          <table:table-cell office:value-type="float" office:value="3961.87" table:style-name="ce10">
            <text:p>3961.87</text:p>
          </table:table-cell>
          <table:table-cell office:value-type="float" office:value="390.43" table:style-name="ce4">
            <text:p>390.43</text:p>
          </table:table-cell>
          <table:table-cell office:value-type="float" office:value="3571.44" table:style-name="ce11">
            <text:p>3571.44</text:p>
          </table:table-cell>
          <table:table-cell office:value-type="float" office:value="4088.6431229999998" table:style-name="ce40">
            <text:p>4088.64</text:p>
          </table:table-cell>
          <table:table-cell office:value-type="float" office:value="402.92309799999998" table:style-name="ce41">
            <text:p>402.92</text:p>
          </table:table-cell>
          <table:table-cell office:value-type="float" office:value="3685.7200249999996" table:style-name="ce42">
            <text:p>3685.72</text:p>
          </table:table-cell>
          <table:table-cell office:value-type="float" office:value="4277.2299999999996" table:style-name="ce43">
            <text:p>4277.23</text:p>
          </table:table-cell>
          <table:table-cell office:value-type="float" office:value="212.99" table:style-name="ce44">
            <text:p>212.99</text:p>
          </table:table-cell>
          <table:table-cell office:value-type="float" office:value="4064.24" table:style-name="ce45">
            <text:p>4064.24</text:p>
          </table:table-cell>
          <table:table-cell office:value-type="percentage" office:value="-4.4090889898368735E-2" table:formula="of:=([.E11]/[.H11])-1" table:style-name="ce27">
            <text:p>-4.4%</text:p>
          </table:table-cell>
          <table:table-cell office:value-type="percentage" office:value="0.89174655148129012" table:formula="of:=([.F11]/[.I11])-1" table:style-name="ce27">
            <text:p>89.2%</text:p>
          </table:table-cell>
          <table:table-cell office:value-type="percentage" office:value="-9.3134257573371682E-2" table:formula="of:=([.G11]/[.J11])-1" table:style-name="ce28">
            <text:p>-9.3%</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Czech Republic</text:p>
          </table:table-cell>
          <table:table-cell office:value-type="float" office:value="261.14" table:style-name="ce10">
            <text:p>261.14</text:p>
          </table:table-cell>
          <table:table-cell office:value-type="float" office:value="18.850000000000001" table:style-name="ce4">
            <text:p>18.85</text:p>
          </table:table-cell>
          <table:table-cell office:value-type="float" office:value="242.29" table:style-name="ce11">
            <text:p>242.29</text:p>
          </table:table-cell>
          <table:table-cell office:value-type="float" office:value="257.250562" table:style-name="ce40">
            <text:p>257.25</text:p>
          </table:table-cell>
          <table:table-cell office:value-type="float" office:value="18.569247000000001" table:style-name="ce41">
            <text:p>18.57</text:p>
          </table:table-cell>
          <table:table-cell office:value-type="float" office:value="238.68131500000001" table:style-name="ce42">
            <text:p>238.68</text:p>
          </table:table-cell>
          <table:table-cell office:value-type="float" office:value="199" table:style-name="ce43">
            <text:p>199</text:p>
          </table:table-cell>
          <table:table-cell office:value-type="float" office:value="14.11" table:style-name="ce44">
            <text:p>14.11</text:p>
          </table:table-cell>
          <table:table-cell office:value-type="float" office:value="184.89" table:style-name="ce45">
            <text:p>184.89</text:p>
          </table:table-cell>
          <table:table-cell office:value-type="percentage" office:value="0.29271639195979904" table:formula="of:=([.E12]/[.H12])-1" table:style-name="ce27">
            <text:p>29.3%</text:p>
          </table:table-cell>
          <table:table-cell office:value-type="percentage" office:value="0.31603451452870313" table:formula="of:=([.F12]/[.I12])-1" table:style-name="ce27">
            <text:p>31.6%</text:p>
          </table:table-cell>
          <table:table-cell office:value-type="percentage" office:value="0.2909368543458275" table:formula="of:=([.G12]/[.J12])-1" table:style-name="ce28">
            <text:p>29.1%</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Denmark</text:p>
          </table:table-cell>
          <table:table-cell office:value-type="float" office:value="2371.56" table:style-name="ce10">
            <text:p>2371.56</text:p>
          </table:table-cell>
          <table:table-cell office:value-type="float" office:value="420.46" table:style-name="ce4">
            <text:p>420.46</text:p>
          </table:table-cell>
          <table:table-cell office:value-type="float" office:value="1951.1" table:style-name="ce11">
            <text:p>1951.10</text:p>
          </table:table-cell>
          <table:table-cell office:value-type="float" office:value="2370.3339209999999" table:style-name="ce40">
            <text:p>2370.33</text:p>
          </table:table-cell>
          <table:table-cell office:value-type="float" office:value="420.24262499999998" table:style-name="ce41">
            <text:p>420.24</text:p>
          </table:table-cell>
          <table:table-cell office:value-type="float" office:value="1950.0912960000001" table:style-name="ce42">
            <text:p>1950.09</text:p>
          </table:table-cell>
          <table:table-cell office:value-type="float" office:value="2565.5700000000002" table:style-name="ce43">
            <text:p>2565.57</text:p>
          </table:table-cell>
          <table:table-cell office:value-type="float" office:value="396.97" table:style-name="ce44">
            <text:p>396.97</text:p>
          </table:table-cell>
          <table:table-cell office:value-type="float" office:value="2168.6000000000004" table:style-name="ce45">
            <text:p>2168.6</text:p>
          </table:table-cell>
          <table:table-cell office:value-type="percentage" office:value="-7.6098519627217476E-2" table:formula="of:=([.E13]/[.H13])-1" table:style-name="ce27">
            <text:p>-7.6%</text:p>
          </table:table-cell>
          <table:table-cell office:value-type="percentage" office:value="5.8625651812479473E-2" table:formula="of:=([.F13]/[.I13])-1" table:style-name="ce27">
            <text:p>5.9%</text:p>
          </table:table-cell>
          <table:table-cell office:value-type="percentage" office:value="-0.10076026192013288" table:formula="of:=([.G13]/[.J13])-1" table:style-name="ce28">
            <text:p>-10.1%</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Finland</text:p>
          </table:table-cell>
          <table:table-cell office:value-type="float" office:value="1056.8699999999999" table:style-name="ce10">
            <text:p>1056.87</text:p>
          </table:table-cell>
          <table:table-cell office:value-type="float" office:value="130.19" table:style-name="ce4">
            <text:p>130.19</text:p>
          </table:table-cell>
          <table:table-cell office:value-type="float" office:value="926.67999999999984" table:style-name="ce11">
            <text:p>926.68</text:p>
          </table:table-cell>
          <table:table-cell office:value-type="float" office:value="1047.354055" table:style-name="ce40">
            <text:p>1047.35</text:p>
          </table:table-cell>
          <table:table-cell office:value-type="float" office:value="129.01778300000001" table:style-name="ce41">
            <text:p>129.02</text:p>
          </table:table-cell>
          <table:table-cell office:value-type="float" office:value="918.33627200000001" table:style-name="ce42">
            <text:p>918.34</text:p>
          </table:table-cell>
          <table:table-cell office:value-type="float" office:value="1288" table:style-name="ce43">
            <text:p>1288</text:p>
          </table:table-cell>
          <table:table-cell office:value-type="float" office:value="39.04" table:style-name="ce44">
            <text:p>39.04</text:p>
          </table:table-cell>
          <table:table-cell office:value-type="float" office:value="1248.96" table:style-name="ce45">
            <text:p>1248.96</text:p>
          </table:table-cell>
          <table:table-cell office:value-type="percentage" office:value="-0.18683691381987577" table:formula="of:=([.E14]/[.H14])-1" table:style-name="ce27">
            <text:p>-18.7%</text:p>
          </table:table-cell>
          <table:table-cell office:value-type="percentage" office:value="2.3047587858606562" table:formula="of:=([.F14]/[.I14])-1" table:style-name="ce27">
            <text:p>230.5%</text:p>
          </table:table-cell>
          <table:table-cell office:value-type="percentage" office:value="-0.2647192287983603" table:formula="of:=([.G14]/[.J14])-1" table:style-name="ce28">
            <text:p>-26.5%</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7">
            <text:p>France</text:p>
          </table:table-cell>
          <table:table-cell office:value-type="float" office:value="9501.27" table:style-name="ce10">
            <text:p>9501.27</text:p>
          </table:table-cell>
          <table:table-cell office:value-type="float" office:value="427.92" table:style-name="ce4">
            <text:p>427.92</text:p>
          </table:table-cell>
          <table:table-cell office:value-type="float" office:value="9073.35" table:style-name="ce11">
            <text:p>9073.35</text:p>
          </table:table-cell>
          <table:table-cell office:value-type="float" office:value="9457.4286709999997" table:style-name="ce40">
            <text:p>9457.43</text:p>
          </table:table-cell>
          <table:table-cell office:value-type="float" office:value="425.94546600000001" table:style-name="ce41">
            <text:p>425.95</text:p>
          </table:table-cell>
          <table:table-cell office:value-type="float" office:value="9031.4832050000005" table:style-name="ce42">
            <text:p>9031.48</text:p>
          </table:table-cell>
          <table:table-cell office:value-type="float" office:value="9039.2999999999993" table:style-name="ce43">
            <text:p>9039.3</text:p>
          </table:table-cell>
          <table:table-cell office:value-type="float" office:value="363.35" table:style-name="ce44">
            <text:p>363.35</text:p>
          </table:table-cell>
          <table:table-cell office:value-type="float" office:value="8675.9499999999989" table:style-name="ce45">
            <text:p>8675.95</text:p>
          </table:table-cell>
          <table:table-cell office:value-type="percentage" office:value="4.6256753399046335E-2" table:formula="of:=([.E15]/[.H15])-1" table:style-name="ce27">
            <text:p>4.6%</text:p>
          </table:table-cell>
          <table:table-cell office:value-type="percentage" office:value="0.17227319664235585" table:formula="of:=([.F15]/[.I15])-1" table:style-name="ce27">
            <text:p>17.2%</text:p>
          </table:table-cell>
          <table:table-cell office:value-type="percentage" office:value="4.0979167122908944E-2" table:formula="of:=([.G15]/[.J15])-1" table:style-name="ce28">
            <text:p>4.1%</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Germany</text:p>
          </table:table-cell>
          <table:table-cell office:value-type="float" office:value="24669.53" table:style-name="ce12">
            <text:p>24669.53</text:p>
          </table:table-cell>
          <table:table-cell office:value-type="float" office:value="6217.64" table:style-name="ce5">
            <text:p>6217.64</text:p>
          </table:table-cell>
          <table:table-cell office:value-type="float" office:value="18451.89" table:style-name="ce13">
            <text:p>18451.89</text:p>
          </table:table-cell>
          <table:table-cell office:value-type="float" office:value="24407.731693999998" table:style-name="ce40">
            <text:p>24407.73</text:p>
          </table:table-cell>
          <table:table-cell office:value-type="float" office:value="6151.65708" table:style-name="ce41">
            <text:p>6151.66</text:p>
          </table:table-cell>
          <table:table-cell office:value-type="float" office:value="18256.074613999997" table:style-name="ce42">
            <text:p>18256.07</text:p>
          </table:table-cell>
          <table:table-cell office:value-type="float" office:value="17940.21" table:style-name="ce43">
            <text:p>17940.21</text:p>
          </table:table-cell>
          <table:table-cell office:value-type="float" office:value="3018.56" table:style-name="ce44">
            <text:p>3018.56</text:p>
          </table:table-cell>
          <table:table-cell office:value-type="float" office:value="14921.65" table:style-name="ce45">
            <text:p>14921.65</text:p>
          </table:table-cell>
          <table:table-cell office:value-type="percentage" office:value="0.36050423568063028" table:formula="of:=([.E16]/[.H16])-1" table:style-name="ce27">
            <text:p>36.1%</text:p>
          </table:table-cell>
          <table:table-cell office:value-type="percentage" office:value="1.0379442780663628" table:formula="of:=([.F16]/[.I16])-1" table:style-name="ce27">
            <text:p>103.8%</text:p>
          </table:table-cell>
          <table:table-cell office:value-type="percentage" office:value="0.22346219178173987" table:formula="of:=([.G16]/[.J16])-1" table:style-name="ce28">
            <text:p>22.3%</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Greece</text:p>
          </table:table-cell>
          <table:table-cell office:value-type="float" office:value="264" table:style-name="ce12">
            <text:p>264.00</text:p>
          </table:table-cell>
          <table:table-cell office:value-type="float" office:value="59" table:style-name="ce5">
            <text:p>59.00</text:p>
          </table:table-cell>
          <table:table-cell office:value-type="float" office:value="205" table:style-name="ce13">
            <text:p>205.00</text:p>
          </table:table-cell>
          <table:table-cell office:value-type="float" office:value="264.55451199999999" table:style-name="ce40">
            <text:p>264.55</text:p>
          </table:table-cell>
          <table:table-cell office:value-type="float" office:value="59.123925" table:style-name="ce41">
            <text:p>59.12</text:p>
          </table:table-cell>
          <table:table-cell office:value-type="float" office:value="205.430587" table:style-name="ce42">
            <text:p>205.43</text:p>
          </table:table-cell>
          <table:table-cell office:value-type="float" office:value="238.7" table:style-name="ce43">
            <text:p>238.7</text:p>
          </table:table-cell>
          <table:table-cell office:value-type="float" office:value="59.43" table:style-name="ce44">
            <text:p>59.43</text:p>
          </table:table-cell>
          <table:table-cell office:value-type="float" office:value="179.26999999999998" table:style-name="ce45">
            <text:p>179.27</text:p>
          </table:table-cell>
          <table:table-cell office:value-type="percentage" office:value="0.10831383326351074" table:formula="of:=([.E17]/[.H17])-1" table:style-name="ce27">
            <text:p>10.8%</text:p>
          </table:table-cell>
          <table:table-cell office:value-type="percentage" office:value="-5.1501766784451952E-3" table:formula="of:=([.F17]/[.I17])-1" table:style-name="ce27">
            <text:p>-0.5%</text:p>
          </table:table-cell>
          <table:table-cell office:value-type="percentage" office:value="0.14592841523958278" table:formula="of:=([.G17]/[.J17])-1" table:style-name="ce28">
            <text:p>14.6%</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Hungary</text:p>
          </table:table-cell>
          <table:table-cell office:value-type="float" office:value="155.4" table:style-name="ce12">
            <text:p>155.40</text:p>
          </table:table-cell>
          <table:table-cell office:value-type="float" office:value="9.81" table:style-name="ce5">
            <text:p>9.81</text:p>
          </table:table-cell>
          <table:table-cell office:value-type="float" office:value="145.59" table:style-name="ce13">
            <text:p>145.59</text:p>
          </table:table-cell>
          <table:table-cell office:value-type="float" office:value="156.39134000000001" table:style-name="ce40">
            <text:p>156.39</text:p>
          </table:table-cell>
          <table:table-cell office:value-type="float" office:value="9.8725810000000003" table:style-name="ce41">
            <text:p>9.87</text:p>
          </table:table-cell>
          <table:table-cell office:value-type="float" office:value="146.51875900000002" table:style-name="ce42">
            <text:p>146.52</text:p>
          </table:table-cell>
          <table:table-cell office:value-type="float" office:value="155.55000000000001" table:style-name="ce43">
            <text:p>155.55</text:p>
          </table:table-cell>
          <table:table-cell office:value-type="float" office:value="9.68" table:style-name="ce44">
            <text:p>9.68</text:p>
          </table:table-cell>
          <table:table-cell office:value-type="float" office:value="145.87" table:style-name="ce45">
            <text:p>145.87</text:p>
          </table:table-cell>
          <table:table-cell office:value-type="percentage" office:value="5.4088074574092371E-3" table:formula="of:=([.E18]/[.H18])-1" table:style-name="ce27">
            <text:p>0.5%</text:p>
          </table:table-cell>
          <table:table-cell office:value-type="percentage" office:value="1.9894731404958677E-2" table:formula="of:=([.F18]/[.I18])-1" table:style-name="ce27">
            <text:p>2.0%</text:p>
          </table:table-cell>
          <table:table-cell office:value-type="percentage" office:value="4.4475149105369649E-3" table:formula="of:=([.G18]/[.J18])-1" table:style-name="ce28">
            <text:p>0.4%</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Iceland</text:p>
          </table:table-cell>
          <table:table-cell office:value-type="float" office:value="50.18" table:style-name="ce12">
            <text:p>50.18</text:p>
          </table:table-cell>
          <table:table-cell office:value-type="float" office:value="8.44" table:style-name="ce5">
            <text:p>8.44</text:p>
          </table:table-cell>
          <table:table-cell office:value-type="float" office:value="41.74" table:style-name="ce13">
            <text:p>41.74</text:p>
          </table:table-cell>
          <table:table-cell office:value-type="float" office:value="44.464129" table:style-name="ce40">
            <text:p>44.46</text:p>
          </table:table-cell>
          <table:table-cell office:value-type="float" office:value="7.4786219999999997" table:style-name="ce41">
            <text:p>7.48</text:p>
          </table:table-cell>
          <table:table-cell office:value-type="float" office:value="36.985506999999998" table:style-name="ce42">
            <text:p>36.99</text:p>
          </table:table-cell>
          <table:table-cell office:value-type="float" office:value="39.86" table:style-name="ce43">
            <text:p>39.86</text:p>
          </table:table-cell>
          <table:table-cell office:value-type="float" office:value="4.72" table:style-name="ce44">
            <text:p>4.72</text:p>
          </table:table-cell>
          <table:table-cell office:value-type="float" office:value="35.14" table:style-name="ce45">
            <text:p>35.14</text:p>
          </table:table-cell>
          <table:table-cell office:value-type="percentage" office:value="0.11550750125439047" table:formula="of:=([.E19]/[.H19])-1" table:style-name="ce27">
            <text:p>11.6%</text:p>
          </table:table-cell>
          <table:table-cell office:value-type="percentage" office:value="0.58445381355932202" table:formula="of:=([.F19]/[.I19])-1" table:style-name="ce27">
            <text:p>58.4%</text:p>
          </table:table-cell>
          <table:table-cell office:value-type="percentage" office:value="5.251869664200326E-2" table:formula="of:=([.G19]/[.J19])-1" table:style-name="ce28">
            <text:p>5.3%</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Ireland</text:p>
          </table:table-cell>
          <table:table-cell office:value-type="float" office:value="802.22" table:style-name="ce12">
            <text:p>802.22</text:p>
          </table:table-cell>
          <table:table-cell office:value-type="float" office:value="1.07" table:style-name="ce5">
            <text:p>1.07</text:p>
          </table:table-cell>
          <table:table-cell office:value-type="float" office:value="801.15" table:style-name="ce13">
            <text:p>801.15</text:p>
          </table:table-cell>
          <table:table-cell office:value-type="float" office:value="803.55654000000004" table:style-name="ce40">
            <text:p>803.56</text:p>
          </table:table-cell>
          <table:table-cell office:value-type="float" office:value="1.0717829999999999" table:style-name="ce41">
            <text:p>1.07</text:p>
          </table:table-cell>
          <table:table-cell office:value-type="float" office:value="802.48475700000006" table:style-name="ce42">
            <text:p>802.48</text:p>
          </table:table-cell>
          <table:table-cell office:value-type="float" office:value="718.32" table:style-name="ce43">
            <text:p>718.32</text:p>
          </table:table-cell>
          <table:table-cell office:value-type="float" office:value="0.62" table:style-name="ce44">
            <text:p>0.62</text:p>
          </table:table-cell>
          <table:table-cell office:value-type="float" office:value="717.7" table:style-name="ce45">
            <text:p>717.7</text:p>
          </table:table-cell>
          <table:table-cell office:value-type="percentage" office:value="0.11866095890410966" table:formula="of:=([.E20]/[.H20])-1" table:style-name="ce27">
            <text:p>11.9%</text:p>
          </table:table-cell>
          <table:table-cell office:value-type="percentage" office:value="0.72868225806451603" table:formula="of:=([.F20]/[.I20])-1" table:style-name="ce27">
            <text:p>72.9%</text:p>
          </table:table-cell>
          <table:table-cell office:value-type="percentage" office:value="0.11813397937857051" table:formula="of:=([.G20]/[.J20])-1" table:style-name="ce28">
            <text:p>11.8%</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Italy</text:p>
          </table:table-cell>
          <table:table-cell office:value-type="float" office:value="4855.78" table:style-name="ce12">
            <text:p>4855.78</text:p>
          </table:table-cell>
          <table:table-cell office:value-type="float" office:value="1665.24" table:style-name="ce5">
            <text:p>1665.24</text:p>
          </table:table-cell>
          <table:table-cell office:value-type="float" office:value="3190.54" table:style-name="ce13">
            <text:p>3190.54</text:p>
          </table:table-cell>
          <table:table-cell office:value-type="float" office:value="4812.5073769999999" table:style-name="ce40">
            <text:p>4812.51</text:p>
          </table:table-cell>
          <table:table-cell office:value-type="float" office:value="1650.400097" table:style-name="ce41">
            <text:p>1650.40</text:p>
          </table:table-cell>
          <table:table-cell office:value-type="float" office:value="3162.1072800000002" table:style-name="ce42">
            <text:p>3162.11</text:p>
          </table:table-cell>
          <table:table-cell office:value-type="float" office:value="4003.37" table:style-name="ce43">
            <text:p>4003.37</text:p>
          </table:table-cell>
          <table:table-cell office:value-type="float" office:value="983.03" table:style-name="ce44">
            <text:p>983.03</text:p>
          </table:table-cell>
          <table:table-cell office:value-type="float" office:value="3020.34" table:style-name="ce45">
            <text:p>3020.34</text:p>
          </table:table-cell>
          <table:table-cell office:value-type="percentage" office:value="0.20211406315179459" table:formula="of:=([.E21]/[.H21])-1" table:style-name="ce27">
            <text:p>20.2%</text:p>
          </table:table-cell>
          <table:table-cell office:value-type="percentage" office:value="0.67889087515131785" table:formula="of:=([.F21]/[.I21])-1" table:style-name="ce27">
            <text:p>67.9%</text:p>
          </table:table-cell>
          <table:table-cell office:value-type="percentage" office:value="4.6937523590059316E-2" table:formula="of:=([.G21]/[.J21])-1" table:style-name="ce28">
            <text:p>4.7%</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Japan</text:p>
          </table:table-cell>
          <table:table-cell office:value-type="float" office:value="10367.9" table:style-name="ce12">
            <text:p>10367.90</text:p>
          </table:table-cell>
          <table:table-cell office:value-type="float" office:value="0.24" table:style-name="ce5">
            <text:p>0.24</text:p>
          </table:table-cell>
          <table:table-cell office:value-type="float" office:value="10367.66" table:style-name="ce13">
            <text:p>10367.66</text:p>
          </table:table-cell>
          <table:table-cell office:value-type="float" office:value="9286.7195830000001" table:style-name="ce40">
            <text:p>9286.72</text:p>
          </table:table-cell>
          <table:table-cell office:value-type="float" office:value="0.214972" table:style-name="ce41">
            <text:p>0.21</text:p>
          </table:table-cell>
          <table:table-cell office:value-type="float" office:value="9286.5046110000003" table:style-name="ce42">
            <text:p>9286.50</text:p>
          </table:table-cell>
          <table:table-cell office:value-type="float" office:value="9202.82" table:style-name="ce43">
            <text:p>9202.82</text:p>
          </table:table-cell>
          <table:table-cell office:value-type="float" office:value="0.22" table:style-name="ce44">
            <text:p>0.22</text:p>
          </table:table-cell>
          <table:table-cell office:value-type="float" office:value="9202.6" table:style-name="ce45">
            <text:p>9202.6</text:p>
          </table:table-cell>
          <table:table-cell office:value-type="percentage" office:value="9.1167254167745515E-3" table:formula="of:=([.E22]/[.H22])-1" table:style-name="ce27">
            <text:p>0.9%</text:p>
          </table:table-cell>
          <table:table-cell office:value-type="percentage" office:value="-2.2854545454545461E-2" table:formula="of:=([.F22]/[.I22])-1" table:style-name="ce27">
            <text:p>-2.3%</text:p>
          </table:table-cell>
          <table:table-cell office:value-type="percentage" office:value="9.1174897311629977E-3" table:formula="of:=([.G22]/[.J22])-1" table:style-name="ce28">
            <text:p>0.9%</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Korea</text:p>
          </table:table-cell>
          <table:table-cell office:value-type="float" office:value="1964.96" table:style-name="ce12">
            <text:p>1964.96</text:p>
          </table:table-cell>
          <table:table-cell office:value-type="float" office:value="0" table:style-name="ce5">
            <text:p>0.00</text:p>
          </table:table-cell>
          <table:table-cell office:value-type="float" office:value="1964.96" table:style-name="ce13">
            <text:p>1964.96</text:p>
          </table:table-cell>
          <table:table-cell office:value-type="float" office:value="1979.6300289999999" table:style-name="ce40">
            <text:p>1979.63</text:p>
          </table:table-cell>
          <table:table-cell office:value-type="float" office:value="0" table:style-name="ce41">
            <text:p>0.00</text:p>
          </table:table-cell>
          <table:table-cell office:value-type="float" office:value="1979.6300289999999" table:style-name="ce42">
            <text:p>1979.63</text:p>
          </table:table-cell>
          <table:table-cell office:value-type="float" office:value="1915.39" table:style-name="ce43">
            <text:p>1915.39</text:p>
          </table:table-cell>
          <table:table-cell office:value-type="float" office:value="0" table:style-name="ce44">
            <text:p>0</text:p>
          </table:table-cell>
          <table:table-cell office:value-type="float" office:value="1915.39" table:style-name="ce45">
            <text:p>1915.39</text:p>
          </table:table-cell>
          <table:table-cell office:value-type="percentage" office:value="3.3538876677856599E-2" table:formula="of:=([.E23]/[.H23])-1" table:style-name="ce27">
            <text:p>3.4%</text:p>
          </table:table-cell>
          <table:table-cell office:value-type="percentage" office:value="0" table:style-name="ce27">
            <text:p>0.0%</text:p>
          </table:table-cell>
          <table:table-cell office:value-type="percentage" office:value="3.3538876677856599E-2" table:formula="of:=([.G23]/[.J23])-1" table:style-name="ce28">
            <text:p>3.4%</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Luxembourg</text:p>
          </table:table-cell>
          <table:table-cell office:value-type="float" office:value="383.72" table:style-name="ce12">
            <text:p>383.72</text:p>
          </table:table-cell>
          <table:table-cell office:value-type="float" office:value="0" table:style-name="ce5">
            <text:p>0.00</text:p>
          </table:table-cell>
          <table:table-cell office:value-type="float" office:value="383.72" table:style-name="ce13">
            <text:p>383.72</text:p>
          </table:table-cell>
          <table:table-cell office:value-type="float" office:value="390.68126799999999" table:style-name="ce40">
            <text:p>390.68</text:p>
          </table:table-cell>
          <table:table-cell office:value-type="float" office:value="0" table:style-name="ce41">
            <text:p>0.00</text:p>
          </table:table-cell>
          <table:table-cell office:value-type="float" office:value="390.68126799999999" table:style-name="ce42">
            <text:p>390.68</text:p>
          </table:table-cell>
          <table:table-cell office:value-type="float" office:value="362.88" table:style-name="ce43">
            <text:p>362.88</text:p>
          </table:table-cell>
          <table:table-cell office:value-type="float" office:value="0" table:style-name="ce44">
            <text:p>0</text:p>
          </table:table-cell>
          <table:table-cell office:value-type="float" office:value="362.88" table:style-name="ce45">
            <text:p>362.88</text:p>
          </table:table-cell>
          <table:table-cell office:value-type="percentage" office:value="7.6612841710758328E-2" table:formula="of:=([.E24]/[.H24])-1" table:style-name="ce27">
            <text:p>7.7%</text:p>
          </table:table-cell>
          <table:table-cell office:value-type="percentage" office:value="0" table:style-name="ce27">
            <text:p>0.0%</text:p>
          </table:table-cell>
          <table:table-cell office:value-type="percentage" office:value="7.6612841710758328E-2" table:formula="of:=([.G24]/[.J24])-1" table:style-name="ce28">
            <text:p>7.7%</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Netherlands</text:p>
          </table:table-cell>
          <table:table-cell office:value-type="float" office:value="4988.22" table:style-name="ce12">
            <text:p>4988.22</text:p>
          </table:table-cell>
          <table:table-cell office:value-type="float" office:value="461.49" table:style-name="ce5">
            <text:p>461.49</text:p>
          </table:table-cell>
          <table:table-cell office:value-type="float" office:value="4526.7300000000005" table:style-name="ce13">
            <text:p>4526.73</text:p>
          </table:table-cell>
          <table:table-cell office:value-type="float" office:value="4975.8151440000001" table:style-name="ce40">
            <text:p>4975.82</text:p>
          </table:table-cell>
          <table:table-cell office:value-type="float" office:value="460.342353" table:style-name="ce41">
            <text:p>460.34</text:p>
          </table:table-cell>
          <table:table-cell office:value-type="float" office:value="4515.4727910000001" table:style-name="ce42">
            <text:p>4515.47</text:p>
          </table:table-cell>
          <table:table-cell office:value-type="float" office:value="5725.51" table:style-name="ce43">
            <text:p>5725.51</text:p>
          </table:table-cell>
          <table:table-cell office:value-type="float" office:value="1325.72" table:style-name="ce44">
            <text:p>1325.72</text:p>
          </table:table-cell>
          <table:table-cell office:value-type="float" office:value="4399.79" table:style-name="ce45">
            <text:p>4399.79</text:p>
          </table:table-cell>
          <table:table-cell office:value-type="percentage" office:value="-0.13093940207946542" table:formula="of:=([.E25]/[.H25])-1" table:style-name="ce27">
            <text:p>-13.1%</text:p>
          </table:table-cell>
          <table:table-cell office:value-type="percentage" office:value="-0.65276049769182032" table:formula="of:=([.F25]/[.I25])-1" table:style-name="ce27">
            <text:p>-65.3%</text:p>
          </table:table-cell>
          <table:table-cell office:value-type="percentage" office:value="2.6292798292645747E-2" table:formula="of:=([.G25]/[.J25])-1" table:style-name="ce28">
            <text:p>2.6%</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New Zealand</text:p>
          </table:table-cell>
          <table:table-cell office:value-type="float" office:value="438.09" table:style-name="ce12">
            <text:p>438.09</text:p>
          </table:table-cell>
          <table:table-cell office:value-type="float" office:value="16.71" table:style-name="ce5">
            <text:p>16.71</text:p>
          </table:table-cell>
          <table:table-cell office:value-type="float" office:value="421.38" table:style-name="ce13">
            <text:p>421.38</text:p>
          </table:table-cell>
          <table:table-cell office:value-type="float" office:value="430.49083000000002" table:style-name="ce40">
            <text:p>430.49</text:p>
          </table:table-cell>
          <table:table-cell office:value-type="float" office:value="16.420145999999999" table:style-name="ce41">
            <text:p>16.42</text:p>
          </table:table-cell>
          <table:table-cell office:value-type="float" office:value="414.07068400000003" table:style-name="ce42">
            <text:p>414.07</text:p>
          </table:table-cell>
          <table:table-cell office:value-type="float" office:value="441.74" table:style-name="ce43">
            <text:p>441.74</text:p>
          </table:table-cell>
          <table:table-cell office:value-type="float" office:value="16.66" table:style-name="ce44">
            <text:p>16.66</text:p>
          </table:table-cell>
          <table:table-cell office:value-type="float" office:value="425.08" table:style-name="ce45">
            <text:p>425.08</text:p>
          </table:table-cell>
          <table:table-cell office:value-type="percentage" office:value="-2.5465590618916067E-2" table:formula="of:=([.E26]/[.H26])-1" table:style-name="ce27">
            <text:p>-2.5%</text:p>
          </table:table-cell>
          <table:table-cell office:value-type="percentage" office:value="-1.4396998799519833E-2" table:formula="of:=([.F26]/[.I26])-1" table:style-name="ce27">
            <text:p>-1.4%</text:p>
          </table:table-cell>
          <table:table-cell office:value-type="percentage" office:value="-2.5899397760421494E-2" table:formula="of:=([.G26]/[.J26])-1" table:style-name="ce28">
            <text:p>-2.6%</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Norway</text:p>
          </table:table-cell>
          <table:table-cell office:value-type="float" office:value="4352.24" table:style-name="ce12">
            <text:p>4352.24</text:p>
          </table:table-cell>
          <table:table-cell office:value-type="float" office:value="799.93" table:style-name="ce5">
            <text:p>799.93</text:p>
          </table:table-cell>
          <table:table-cell office:value-type="float" office:value="3552.31" table:style-name="ce13">
            <text:p>3552.31</text:p>
          </table:table-cell>
          <table:table-cell office:value-type="float" office:value="4609.9003780000003" table:style-name="ce40">
            <text:p>4609.90</text:p>
          </table:table-cell>
          <table:table-cell office:value-type="float" office:value="847.287284" table:style-name="ce41">
            <text:p>847.29</text:p>
          </table:table-cell>
          <table:table-cell office:value-type="float" office:value="3762.6130940000003" table:style-name="ce42">
            <text:p>3762.61</text:p>
          </table:table-cell>
          <table:table-cell office:value-type="float" office:value="4277.66" table:style-name="ce43">
            <text:p>4277.66</text:p>
          </table:table-cell>
          <table:table-cell office:value-type="float" office:value="462.89" table:style-name="ce44">
            <text:p>462.89</text:p>
          </table:table-cell>
          <table:table-cell office:value-type="float" office:value="3814.77" table:style-name="ce45">
            <text:p>3814.77</text:p>
          </table:table-cell>
          <table:table-cell office:value-type="percentage" office:value="7.7668720281649506E-2" table:formula="of:=([.E27]/[.H27])-1" table:style-name="ce27">
            <text:p>7.8%</text:p>
          </table:table-cell>
          <table:table-cell office:value-type="percentage" office:value="0.83042900905182671" table:formula="of:=([.F27]/[.I27])-1" table:style-name="ce27">
            <text:p>83.0%</text:p>
          </table:table-cell>
          <table:table-cell office:value-type="percentage" office:value="-1.3672359277230317E-2" table:formula="of:=([.G27]/[.J27])-1" table:style-name="ce28">
            <text:p>-1.4%</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Poland</text:p>
          </table:table-cell>
          <table:table-cell office:value-type="float" office:value="603.33000000000004" table:style-name="ce12">
            <text:p>603.33</text:p>
          </table:table-cell>
          <table:table-cell office:value-type="float" office:value="5.78" table:style-name="ce5">
            <text:p>5.78</text:p>
          </table:table-cell>
          <table:table-cell office:value-type="float" office:value="597.55000000000007" table:style-name="ce13">
            <text:p>597.55</text:p>
          </table:table-cell>
          <table:table-cell office:value-type="float" office:value="628.90939300000002" table:style-name="ce40">
            <text:p>628.91</text:p>
          </table:table-cell>
          <table:table-cell office:value-type="float" office:value="6.025055" table:style-name="ce41">
            <text:p>6.03</text:p>
          </table:table-cell>
          <table:table-cell office:value-type="float" office:value="622.88433800000007" table:style-name="ce42">
            <text:p>622.88</text:p>
          </table:table-cell>
          <table:table-cell office:value-type="float" office:value="440.89" table:style-name="ce43">
            <text:p>440.89</text:p>
          </table:table-cell>
          <table:table-cell office:value-type="float" office:value="9.2899999999999991" table:style-name="ce44">
            <text:p>9.29</text:p>
          </table:table-cell>
          <table:table-cell office:value-type="float" office:value="431.59999999999997" table:style-name="ce45">
            <text:p>431.6</text:p>
          </table:table-cell>
          <table:table-cell office:value-type="percentage" office:value="0.42645420172832238" table:formula="of:=([.E28]/[.H28])-1" table:style-name="ce27">
            <text:p>42.6%</text:p>
          </table:table-cell>
          <table:table-cell office:value-type="percentage" office:value="-0.35144725511302466" table:formula="of:=([.F28]/[.I28])-1" table:style-name="ce27">
            <text:p>-35.1%</text:p>
          </table:table-cell>
          <table:table-cell office:value-type="percentage" office:value="0.44319818813716427" table:formula="of:=([.G28]/[.J28])-1" table:style-name="ce28">
            <text:p>44.3%</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Portugal</text:p>
          </table:table-cell>
          <table:table-cell office:value-type="float" office:value="339.61" table:style-name="ce12">
            <text:p>339.61</text:p>
          </table:table-cell>
          <table:table-cell office:value-type="float" office:value="1.7" table:style-name="ce5">
            <text:p>1.70</text:p>
          </table:table-cell>
          <table:table-cell office:value-type="float" office:value="337.91" table:style-name="ce13">
            <text:p>337.91</text:p>
          </table:table-cell>
          <table:table-cell office:value-type="float" office:value="335.53197499999999" table:style-name="ce40">
            <text:p>335.53</text:p>
          </table:table-cell>
          <table:table-cell office:value-type="float" office:value="1.679586" table:style-name="ce41">
            <text:p>1.68</text:p>
          </table:table-cell>
          <table:table-cell office:value-type="float" office:value="333.85238900000002" table:style-name="ce42">
            <text:p>333.85</text:p>
          </table:table-cell>
          <table:table-cell office:value-type="float" office:value="308.02999999999997" table:style-name="ce43">
            <text:p>308.03</text:p>
          </table:table-cell>
          <table:table-cell office:value-type="float" office:value="2.81" table:style-name="ce44">
            <text:p>2.81</text:p>
          </table:table-cell>
          <table:table-cell office:value-type="float" office:value="305.21999999999997" table:style-name="ce45">
            <text:p>305.22</text:p>
          </table:table-cell>
          <table:table-cell office:value-type="percentage" office:value="8.9283430185371548E-2" table:formula="of:=([.E29]/[.H29])-1" table:style-name="ce27">
            <text:p>8.9%</text:p>
          </table:table-cell>
          <table:table-cell office:value-type="percentage" office:value="-0.40228256227758008" table:formula="of:=([.F29]/[.I29])-1" table:style-name="ce27">
            <text:p>-40.2%</text:p>
          </table:table-cell>
          <table:table-cell office:value-type="percentage" office:value="9.3809019723478215E-2" table:formula="of:=([.G29]/[.J29])-1" table:style-name="ce28">
            <text:p>9.4%</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Slovak Republic</text:p>
          </table:table-cell>
          <table:table-cell office:value-type="float" office:value="107.12" table:style-name="ce12">
            <text:p>107.12</text:p>
          </table:table-cell>
          <table:table-cell office:value-type="float" office:value="1.33" table:style-name="ce5">
            <text:p>1.33</text:p>
          </table:table-cell>
          <table:table-cell office:value-type="float" office:value="105.79" table:style-name="ce13">
            <text:p>105.79</text:p>
          </table:table-cell>
          <table:table-cell office:value-type="float" office:value="107.704973" table:style-name="ce40">
            <text:p>107.70</text:p>
          </table:table-cell>
          <table:table-cell office:value-type="float" office:value="1.3372630000000001" table:style-name="ce41">
            <text:p>1.34</text:p>
          </table:table-cell>
          <table:table-cell office:value-type="float" office:value="106.36770999999999" table:style-name="ce42">
            <text:p>106.37</text:p>
          </table:table-cell>
          <table:table-cell office:value-type="float" office:value="84.91" table:style-name="ce43">
            <text:p>84.91</text:p>
          </table:table-cell>
          <table:table-cell office:value-type="float" office:value="1.74" table:style-name="ce44">
            <text:p>1.74</text:p>
          </table:table-cell>
          <table:table-cell office:value-type="float" office:value="83.17" table:style-name="ce45">
            <text:p>83.17</text:p>
          </table:table-cell>
          <table:table-cell office:value-type="percentage" office:value="0.2684604051348487" table:formula="of:=([.E30]/[.H30])-1" table:style-name="ce27">
            <text:p>26.8%</text:p>
          </table:table-cell>
          <table:table-cell office:value-type="percentage" office:value="-0.23145804597701147" table:formula="of:=([.F30]/[.I30])-1" table:style-name="ce27">
            <text:p>-23.1%</text:p>
          </table:table-cell>
          <table:table-cell office:value-type="percentage" office:value="0.27891920163520489" table:formula="of:=([.G30]/[.J30])-1" table:style-name="ce28">
            <text:p>27.9%</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Slovenia</text:p>
          </table:table-cell>
          <table:table-cell office:value-type="float" office:value="79.66" table:style-name="ce12">
            <text:p>79.66</text:p>
          </table:table-cell>
          <table:table-cell office:value-type="float" office:value="7.66" table:style-name="ce5">
            <text:p>7.66</text:p>
          </table:table-cell>
          <table:table-cell office:value-type="float" office:value="72" table:style-name="ce13">
            <text:p>72.00</text:p>
          </table:table-cell>
          <table:table-cell office:value-type="float" office:value="79.282301000000004" table:style-name="ce40">
            <text:p>79.28</text:p>
          </table:table-cell>
          <table:table-cell office:value-type="float" office:value="7.6236810000000004" table:style-name="ce41">
            <text:p>7.62</text:p>
          </table:table-cell>
          <table:table-cell office:value-type="float" office:value="71.658619999999999" table:style-name="ce42">
            <text:p>71.66</text:p>
          </table:table-cell>
          <table:table-cell office:value-type="float" office:value="63.29" table:style-name="ce43">
            <text:p>63.29</text:p>
          </table:table-cell>
          <table:table-cell office:value-type="float" office:value="7.12" table:style-name="ce44">
            <text:p>7.12</text:p>
          </table:table-cell>
          <table:table-cell office:value-type="float" office:value="56.17" table:style-name="ce45">
            <text:p>56.17</text:p>
          </table:table-cell>
          <table:table-cell office:value-type="percentage" office:value="0.25268290409227379" table:formula="of:=([.E31]/[.H31])-1" table:style-name="ce27">
            <text:p>25.3%</text:p>
          </table:table-cell>
          <table:table-cell office:value-type="percentage" office:value="7.0741713483146063E-2" table:formula="of:=([.F31]/[.I31])-1" table:style-name="ce27">
            <text:p>7.1%</text:p>
          </table:table-cell>
          <table:table-cell office:value-type="percentage" office:value="0.27574541570233224" table:formula="of:=([.G31]/[.J31])-1" table:style-name="ce28">
            <text:p>27.6%</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Spain</text:p>
          </table:table-cell>
          <table:table-cell office:value-type="float" office:value="4095.81" table:style-name="ce12">
            <text:p>4095.81</text:p>
          </table:table-cell>
          <table:table-cell office:value-type="float" office:value="32.08" table:style-name="ce5">
            <text:p>32.08</text:p>
          </table:table-cell>
          <table:table-cell office:value-type="float" office:value="4063.73" table:style-name="ce13">
            <text:p>4063.73</text:p>
          </table:table-cell>
          <table:table-cell office:value-type="float" office:value="4082.2345700000001" table:style-name="ce40">
            <text:p>4082.23</text:p>
          </table:table-cell>
          <table:table-cell office:value-type="float" office:value="31.973672000000001" table:style-name="ce41">
            <text:p>31.97</text:p>
          </table:table-cell>
          <table:table-cell office:value-type="float" office:value="4050.260898" table:style-name="ce42">
            <text:p>4050.26</text:p>
          </table:table-cell>
          <table:table-cell office:value-type="float" office:value="1396.74" table:style-name="ce43">
            <text:p>1396.74</text:p>
          </table:table-cell>
          <table:table-cell office:value-type="float" office:value="32.29" table:style-name="ce44">
            <text:p>32.29</text:p>
          </table:table-cell>
          <table:table-cell office:value-type="float" office:value="1364.45" table:style-name="ce45">
            <text:p>1364.45</text:p>
          </table:table-cell>
          <table:table-cell office:value-type="percentage" office:value="1.9226875223735269" table:formula="of:=([.E32]/[.H32])-1" table:style-name="ce27">
            <text:p>192.3%</text:p>
          </table:table-cell>
          <table:table-cell office:value-type="percentage" office:value="-9.7964694951997444E-3" table:formula="of:=([.F32]/[.I32])-1" table:style-name="ce27">
            <text:p>-1.0%</text:p>
          </table:table-cell>
          <table:table-cell office:value-type="percentage" office:value="1.9684201678331927" table:formula="of:=([.G32]/[.J32])-1" table:style-name="ce28">
            <text:p>196.8%</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Sweden</text:p>
          </table:table-cell>
          <table:table-cell office:value-type="float" office:value="4870.4399999999996" table:style-name="ce12">
            <text:p>4870.44</text:p>
          </table:table-cell>
          <table:table-cell office:value-type="float" office:value="821.49" table:style-name="ce5">
            <text:p>821.49</text:p>
          </table:table-cell>
          <table:table-cell office:value-type="float" office:value="4048.95" table:style-name="ce13">
            <text:p>4048.95</text:p>
          </table:table-cell>
          <table:table-cell office:value-type="float" office:value="4884.1389349999999" table:style-name="ce40">
            <text:p>4884.14</text:p>
          </table:table-cell>
          <table:table-cell office:value-type="float" office:value="823.80057899999997" table:style-name="ce41">
            <text:p>823.80</text:p>
          </table:table-cell>
          <table:table-cell office:value-type="float" office:value="4060.3383560000002" table:style-name="ce42">
            <text:p>4060.34</text:p>
          </table:table-cell>
          <table:table-cell office:value-type="float" office:value="7089.3" table:style-name="ce43">
            <text:p>7089.3</text:p>
          </table:table-cell>
          <table:table-cell office:value-type="float" office:value="2396.58" table:style-name="ce44">
            <text:p>2396.58</text:p>
          </table:table-cell>
          <table:table-cell office:value-type="float" office:value="4692.72" table:style-name="ce45">
            <text:p>4692.72</text:p>
          </table:table-cell>
          <table:table-cell office:value-type="percentage" office:value="-0.31105483827740399" table:formula="of:=([.E33]/[.H33])-1" table:style-name="ce27">
            <text:p>-31.1%</text:p>
          </table:table-cell>
          <table:table-cell office:value-type="percentage" office:value="-0.65625992914903741" table:formula="of:=([.F33]/[.I33])-1" table:style-name="ce27">
            <text:p>-65.6%</text:p>
          </table:table-cell>
          <table:table-cell office:value-type="percentage" office:value="-0.13475801752501748" table:formula="of:=([.G33]/[.J33])-1" table:style-name="ce28">
            <text:p>-13.5%</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Switzerland</text:p>
          </table:table-cell>
          <table:table-cell office:value-type="float" office:value="3562.9" table:style-name="ce12">
            <text:p>3562.90</text:p>
          </table:table-cell>
          <table:table-cell office:value-type="float" office:value="691.47" table:style-name="ce5">
            <text:p>691.47</text:p>
          </table:table-cell>
          <table:table-cell office:value-type="float" office:value="2871.4300000000003" table:style-name="ce13">
            <text:p>2871.43</text:p>
          </table:table-cell>
          <table:table-cell office:value-type="float" office:value="3678.9451509999999" table:style-name="ce40">
            <text:p>3678.95</text:p>
          </table:table-cell>
          <table:table-cell office:value-type="float" office:value="713.99146900000005" table:style-name="ce41">
            <text:p>713.99</text:p>
          </table:table-cell>
          <table:table-cell office:value-type="float" office:value="2964.9536819999998" table:style-name="ce42">
            <text:p>2964.95</text:p>
          </table:table-cell>
          <table:table-cell office:value-type="float" office:value="3529.33" table:style-name="ce43">
            <text:p>3529.33</text:p>
          </table:table-cell>
          <table:table-cell office:value-type="float" office:value="497.61" table:style-name="ce44">
            <text:p>497.61</text:p>
          </table:table-cell>
          <table:table-cell office:value-type="float" office:value="3031.72" table:style-name="ce45">
            <text:p>3031.72</text:p>
          </table:table-cell>
          <table:table-cell office:value-type="percentage" office:value="4.2391941529978716E-2" table:formula="of:=([.E34]/[.H34])-1" table:style-name="ce27">
            <text:p>4.2%</text:p>
          </table:table-cell>
          <table:table-cell office:value-type="percentage" office:value="0.4348414802757179" table:formula="of:=([.F34]/[.I34])-1" table:style-name="ce27">
            <text:p>43.5%</text:p>
          </table:table-cell>
          <table:table-cell office:value-type="percentage" office:value="-2.2022587178235464E-2" table:formula="of:=([.G34]/[.J34])-1" table:style-name="ce28">
            <text:p>-2.2%</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8">
            <text:p>United Kingdom</text:p>
          </table:table-cell>
          <table:table-cell office:value-type="float" office:value="18013.11" table:style-name="ce12">
            <text:p>18013.11</text:p>
          </table:table-cell>
          <table:table-cell office:value-type="float" office:value="549.22" table:style-name="ce5">
            <text:p>549.22</text:p>
          </table:table-cell>
          <table:table-cell office:value-type="float" office:value="17463.89" table:style-name="ce13">
            <text:p>17463.89</text:p>
          </table:table-cell>
          <table:table-cell office:value-type="float" office:value="20095.130501" table:style-name="ce40">
            <text:p>20095.13</text:p>
          </table:table-cell>
          <table:table-cell office:value-type="float" office:value="612.70083699999998" table:style-name="ce41">
            <text:p>612.70</text:p>
          </table:table-cell>
          <table:table-cell office:value-type="float" office:value="19482.429663999999" table:style-name="ce42">
            <text:p>19482.43</text:p>
          </table:table-cell>
          <table:table-cell office:value-type="float" office:value="18544.86" table:style-name="ce43">
            <text:p>18544.86</text:p>
          </table:table-cell>
          <table:table-cell office:value-type="float" office:value="384.87" table:style-name="ce44">
            <text:p>384.87</text:p>
          </table:table-cell>
          <table:table-cell office:value-type="float" office:value="18159.990000000002" table:style-name="ce45">
            <text:p>18159.99</text:p>
          </table:table-cell>
          <table:table-cell office:value-type="percentage" office:value="8.3595697190488316E-2" table:formula="of:=([.E35]/[.H35])-1" table:style-name="ce27">
            <text:p>8.4%</text:p>
          </table:table-cell>
          <table:table-cell office:value-type="percentage" office:value="0.59196829318990818" table:formula="of:=([.F35]/[.I35])-1" table:style-name="ce27">
            <text:p>59.2%</text:p>
          </table:table-cell>
          <table:table-cell office:value-type="percentage" office:value="7.2821607500884955E-2" table:formula="of:=([.G35]/[.J35])-1" table:style-name="ce28">
            <text:p>7.3%</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office:value-type="string" table:style-name="ce9">
            <text:p>United States</text:p>
          </table:table-cell>
          <table:table-cell office:value-type="float" office:value="33588.54" table:style-name="ce14">
            <text:p>33588.54</text:p>
          </table:table-cell>
          <table:table-cell office:value-type="float" office:value="1686.28" table:style-name="ce6">
            <text:p>1686.28</text:p>
          </table:table-cell>
          <table:table-cell office:value-type="float" office:value="31902.260000000002" table:style-name="ce15">
            <text:p>31902.26</text:p>
          </table:table-cell>
          <table:table-cell office:value-type="float" office:value="33160.089099999997" table:style-name="ce46">
            <text:p>33160.09</text:p>
          </table:table-cell>
          <table:table-cell office:value-type="float" office:value="1664.770039" table:style-name="ce47">
            <text:p>1664.77</text:p>
          </table:table-cell>
          <table:table-cell office:value-type="float" office:value="31495.319060999998" table:style-name="ce48">
            <text:p>31495.32</text:p>
          </table:table-cell>
          <table:table-cell office:value-type="float" office:value="30985.54" table:style-name="ce49">
            <text:p>30985.54</text:p>
          </table:table-cell>
          <table:table-cell office:value-type="float" office:value="1202.1199999999999" table:style-name="ce50">
            <text:p>1202.12</text:p>
          </table:table-cell>
          <table:table-cell office:value-type="float" office:value="29783.420000000002" table:style-name="ce51">
            <text:p>29783.42</text:p>
          </table:table-cell>
          <table:table-cell office:value-type="percentage" office:value="7.017948049315903E-2" table:formula="of:=([.E36]/[.H36])-1" table:style-name="ce29">
            <text:p>7.0%</text:p>
          </table:table-cell>
          <table:table-cell office:value-type="percentage" office:value="0.38486177669450639" table:formula="of:=([.F36]/[.I36])-1" table:style-name="ce29">
            <text:p>38.5%</text:p>
          </table:table-cell>
          <table:table-cell office:value-type="percentage" office:value="5.7478256728072052E-2" table:formula="of:=([.G36]/[.J36])-1" table:style-name="ce30">
            <text:p>5.7%</text:p>
          </table:table-cell>
          <table:table-cell table:style-name="ce1"/>
          <table:table-cell table:number-columns-repeated="3" table:style-name="ce2"/>
          <table:table-cell table:style-name="ce1"/>
          <table:table-cell table:number-columns-repeated="3" table:style-name="ce3"/>
          <table:table-cell table:number-columns-repeated="16363"/>
        </table:table-row>
        <table:table-row table:style-name="ro1">
          <table:table-cell table:number-columns-repeated="18" table:style-name="ce1"/>
          <table:table-cell table:number-columns-repeated="3" table:style-name="ce3"/>
          <table:table-cell table:number-columns-repeated="16363"/>
        </table:table-row>
        <table:table-row table:style-name="ro1">
          <table:table-cell table:number-columns-repeated="16384"/>
        </table:table-row>
        <table:table-row table:style-name="ro1">
          <table:table-cell table:number-columns-repeated="3" table:style-name="ce1"/>
          <table:table-cell table:style-name="ce2"/>
          <table:table-cell table:number-columns-repeated="2" table:style-name="ce1"/>
          <table:table-cell table:style-name="ce2"/>
          <table:table-cell table:number-columns-repeated="16377" table:style-name="ce1"/>
        </table:table-row>
        <table:table-row table:number-rows-repeated="104853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number:percentage-style style:name="N37">
      <number:number number:decimal-places="9"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style>
    <style:style style:name="Normal_32_2_32_2" style:display-name="Normal 2 2"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830</meta:generator>
    <meta:initial-creator>duncank</meta:initial-creator>
    <dc:creator>rebeccah</dc:creator>
    <meta:creation-date>2017-04-11T10:19:10Z</meta:creation-date>
    <dc:date>2017-04-12T17:17:31Z</dc:date>
  </office:meta>
</office:document-meta>
</file>